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5%"/>
    </style:style>
    <style:style style:name="P3" style:family="paragraph" style:parent-style-name="Standard">
      <style:paragraph-properties fo:margin-top="0in" fo:margin-bottom="0in" loext:contextual-spacing="false" fo:line-height="105%"/>
      <style:text-properties fo:font-size="17pt" fo:font-weight="bold" style:font-size-asian="17pt" style:font-weight-asian="bold" style:font-size-complex="17pt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24pt" fo:font-weight="bold" style:font-name-asian="Times New Roman1" style:font-size-asian="24pt" style:font-weight-asian="bold" style:font-name-complex="Times New Roman1" style:font-size-complex="2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5%" fo:text-indent="0in" style:auto-text-indent="false"/>
    </style:style>
    <style:style style:name="P6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7" style:family="paragraph" style:parent-style-name="Heading_20_1">
      <style:paragraph-properties fo:margin-top="0.3335in" fo:margin-bottom="0.0835in" loext:contextual-spacing="false" fo:line-height="100%" fo:keep-together="auto" fo:keep-with-next="auto"/>
      <style:text-properties fo:font-size="23pt" fo:font-weight="bold" style:font-size-asian="23pt" style:font-weight-asian="bold" style:font-size-complex="23pt"/>
    </style:style>
    <style:style style:name="P8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9" style:family="paragraph" style:parent-style-name="Standard">
      <style:paragraph-properties fo:margin-top="0in" fo:margin-bottom="0in" loext:contextual-spacing="false"/>
      <style:text-properties fo:font-weight="normal" officeooo:rsid="000dcc43" officeooo:paragraph-rsid="000dcc43" style:font-weight-asian="normal" style:font-weight-complex="normal"/>
    </style:style>
    <style:style style:name="P10" style:family="paragraph" style:parent-style-name="Standard">
      <style:paragraph-properties fo:margin-top="0in" fo:margin-bottom="0in" loext:contextual-spacing="false" fo:line-height="105%"/>
      <style:text-properties fo:font-size="11pt" fo:font-weight="bold" style:font-size-asian="9.60000038146973pt" style:font-weight-asian="bold" style:font-size-complex="11pt"/>
    </style:style>
    <style:style style:name="P11" style:family="paragraph" style:parent-style-name="Standard">
      <style:paragraph-properties fo:margin-top="0in" fo:margin-bottom="0in" loext:contextual-spacing="false" fo:line-height="105%"/>
      <style:text-properties fo:font-size="11pt" fo:font-weight="normal" officeooo:rsid="000de56b" officeooo:paragraph-rsid="000de56b" style:font-size-asian="9.60000038146973pt" style:font-weight-asian="normal" style:font-size-complex="11pt" style:font-weight-complex="normal"/>
    </style:style>
    <style:style style:name="P12" style:family="paragraph" style:parent-style-name="Heading_20_2">
      <style:paragraph-properties fo:margin-top="0.25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T1" style:family="text">
      <style:text-properties officeooo:rsid="000dcc43"/>
    </style:style>
    <style:style style:name="T2" style:family="text">
      <style:text-properties officeooo:rsid="000de5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March 1<text:span text:style-name="T2">9</text:span>, 2018<text:tab/> <text:tab/> <text:tab/> <text:tab/></text:p>
      <text:p text:style-name="P4">Team Report</text:p>
      <text:p text:style-name="P7"><text:bookmark text:name="_mgienei0tk0t"/>Team Retrospective</text:p>
      <text:p text:style-name="P5">We worked primarily on our own files separately, not having the same schedules to meet up frequently. We often updated our team members when we made progress and if there was a problem that another team member needed to fix, such as a missing file in Gitlab, to ensure we maintain open communication even when we haven’t been able to meet in the lab.</text:p>
      <text:p text:style-name="P7"><text:bookmark text:name="_vko623dqgyyx"/>Team Member Contributions</text:p>
      <text:p text:style-name="P6"><text:bookmark text:name="_rzsgc7ths77g"/>&lt;Thomas Richardson<text:span text:style-name="T1">&gt;</text:span></text:p>
      <text:p text:style-name="P9">I coded the Map; known as wonderland, Map-Interface, the main file, SaveFunction, the Rooms. <text:s/>I was incharge of version control, and maintaining the git repository, and the CodeBlocks .cbp file. I created the second two UML's. </text:p>
      <text:p text:style-name="P6"><text:bookmark text:name="_wrbrxs2mbdex"/>&lt;Nicole Vachon&gt;</text:p>
      <text:p text:style-name="P2">I contributed to the game by creating the Characters and Helpers of the game, as well as I updated the Design Document and created the user manual. <text:span text:style-name="T2">I wrote and implemented doxygen on most of the .h files and made the makefile as well. </text:span></text:p>
      <text:p text:style-name="P6"><text:bookmark text:name="_xiuo029btvo9"/>&lt;Anshul Abraham&gt;</text:p>
      <text:p text:style-name="P11">I contributed by coding the classes Puzzles and Items and also the <text:s/>Doxygen's for Puzzles and items too . Also Overseeing the the code quality of the overall project while maintaining and sticking to our Design pattern <text:s text:c="2"/></text:p>
      <text:p text:style-name="P10"/>
      <text:p text:style-name="P3"/>
      <text:p text:style-name="P3"/>
      <text:p text:style-name="P6"><text:bookmark text:name="_q7gsufwf2lrh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meta:creation-date>2018-03-19T23:00:59.128670066</meta:creation-date>
    <meta:editing-duration>PT13M58S</meta:editing-duration>
    <meta:editing-cycles>3</meta:editing-cycles>
    <dc:date>2018-03-19T23:14:48.347005894</dc:date>
    <dc:creator>Thomas Richardson</dc:creator>
    <meta:document-statistic meta:table-count="0" meta:image-count="0" meta:object-count="0" meta:page-count="1" meta:paragraph-count="11" meta:word-count="197" meta:character-count="1158" meta:non-whitespace-character-count="958"/>
  </office:meta>
</office:document-meta>
</file>